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CJK JP Medium" style:font-name-asian="Noto Sans CJK JP Medium"/>
    </style: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9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7"/>
        <table:table-column table:style-name="co9" table:number-columns-repeated="56" table:default-cell-style-name="ce7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緊急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緊急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緊急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237" calcext:value-type="float">
            <text:p>16237</text:p>
          </table:table-cell>
          <table:table-cell office:value-type="float" office:value="725" calcext:value-type="float">
            <text:p>725</text:p>
          </table:table-cell>
          <table:table-cell table:formula="of:=[.C119]-[.C118]" office:value-type="float" office:value="44" calcext:value-type="float">
            <text:p>44</text:p>
          </table:table-cell>
          <table:table-cell table:formula="of:=[.D119]-[.D118]" office:value-type="float" office:value="15" calcext:value-type="float">
            <text:p>15</text:p>
          </table:table-cell>
          <table:table-cell table:formula="of:=([.D119]/[.C119])*100" office:value-type="float" office:value="4.46511054997844" calcext:value-type="float">
            <text:p>4.47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6285" calcext:value-type="float">
            <text:p>16285</text:p>
          </table:table-cell>
          <table:table-cell office:value-type="float" office:value="744" calcext:value-type="float">
            <text:p>744</text:p>
          </table:table-cell>
          <table:table-cell table:formula="of:=[.C120]-[.C119]" office:value-type="float" office:value="48" calcext:value-type="float">
            <text:p>48</text:p>
          </table:table-cell>
          <table:table-cell table:formula="of:=[.D120]-[.D119]" office:value-type="float" office:value="19" calcext:value-type="float">
            <text:p>19</text:p>
          </table:table-cell>
          <table:table-cell table:formula="of:=([.D120]/[.C120])*100" office:value-type="float" office:value="4.56862143076451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6305" calcext:value-type="float">
            <text:p>16305</text:p>
          </table:table-cell>
          <table:table-cell office:value-type="float" office:value="749" calcext:value-type="float">
            <text:p>749</text:p>
          </table:table-cell>
          <table:table-cell table:formula="of:=[.C121]-[.C120]" office:value-type="float" office:value="20" calcext:value-type="float">
            <text:p>20</text:p>
          </table:table-cell>
          <table:table-cell table:formula="of:=[.D121]-[.D120]" office:value-type="float" office:value="5" calcext:value-type="float">
            <text:p>5</text:p>
          </table:table-cell>
          <table:table-cell table:formula="of:=([.D121]/[.C121])*100" office:value-type="float" office:value="4.59368291934989" calcext:value-type="float">
            <text:p>4.59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365" calcext:value-type="float">
            <text:p>16365</text:p>
          </table:table-cell>
          <table:table-cell office:value-type="float" office:value="763" calcext:value-type="float">
            <text:p>763</text:p>
          </table:table-cell>
          <table:table-cell table:formula="of:=[.C122]-[.C121]" office:value-type="float" office:value="60" calcext:value-type="float">
            <text:p>60</text:p>
          </table:table-cell>
          <table:table-cell table:formula="of:=[.D122]-[.D121]" office:value-type="float" office:value="14" calcext:value-type="float">
            <text:p>14</text:p>
          </table:table-cell>
          <table:table-cell table:formula="of:=([.D122]/[.C122])*100" office:value-type="float" office:value="4.66238924534067" calcext:value-type="float">
            <text:p>4.66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6385" calcext:value-type="float">
            <text:p>16385</text:p>
          </table:table-cell>
          <table:table-cell office:value-type="float" office:value="771" calcext:value-type="float">
            <text:p>771</text:p>
          </table:table-cell>
          <table:table-cell table:formula="of:=[.C123]-[.C122]" office:value-type="float" office:value="20" calcext:value-type="float">
            <text:p>20</text:p>
          </table:table-cell>
          <table:table-cell table:formula="of:=[.D123]-[.D122]" office:value-type="float" office:value="8" calcext:value-type="float">
            <text:p>8</text:p>
          </table:table-cell>
          <table:table-cell table:formula="of:=([.D123]/[.C123])*100" office:value-type="float" office:value="4.70552334452243" calcext:value-type="float">
            <text:p>4.71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6424" calcext:value-type="float">
            <text:p>16424</text:p>
          </table:table-cell>
          <table:table-cell office:value-type="float" office:value="777" calcext:value-type="float">
            <text:p>777</text:p>
          </table:table-cell>
          <table:table-cell table:formula="of:=[.C124]-[.C123]" office:value-type="float" office:value="39" calcext:value-type="float">
            <text:p>39</text:p>
          </table:table-cell>
          <table:table-cell table:formula="of:=[.D124]-[.D123]" office:value-type="float" office:value="6" calcext:value-type="float">
            <text:p>6</text:p>
          </table:table-cell>
          <table:table-cell table:formula="of:=([.D124]/[.C124])*100" office:value-type="float" office:value="4.73088163662932" calcext:value-type="float">
            <text:p>4.73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6513" calcext:value-type="float">
            <text:p>16513</text:p>
          </table:table-cell>
          <table:table-cell office:value-type="float" office:value="796" calcext:value-type="float">
            <text:p>796</text:p>
          </table:table-cell>
          <table:table-cell table:formula="of:=[.C125]-[.C124]" office:value-type="float" office:value="89" calcext:value-type="float">
            <text:p>89</text:p>
          </table:table-cell>
          <table:table-cell table:formula="of:=[.D125]-[.D124]" office:value-type="float" office:value="19" calcext:value-type="float">
            <text:p>19</text:p>
          </table:table-cell>
          <table:table-cell table:formula="of:=([.D125]/[.C125])*100" office:value-type="float" office:value="4.82044449827409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6536" calcext:value-type="float">
            <text:p>16536</text:p>
          </table:table-cell>
          <table:table-cell office:value-type="float" office:value="808" calcext:value-type="float">
            <text:p>808</text:p>
          </table:table-cell>
          <table:table-cell table:formula="of:=[.C126]-[.C125]" office:value-type="float" office:value="23" calcext:value-type="float">
            <text:p>23</text:p>
          </table:table-cell>
          <table:table-cell table:formula="of:=[.D126]-[.D125]" office:value-type="float" office:value="12" calcext:value-type="float">
            <text:p>12</text:p>
          </table:table-cell>
          <table:table-cell table:formula="of:=([.D126]/[.C126])*100" office:value-type="float" office:value="4.88630865989357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6550" calcext:value-type="float">
            <text:p>16550</text:p>
          </table:table-cell>
          <table:table-cell office:value-type="float" office:value="820" calcext:value-type="float">
            <text:p>820</text:p>
          </table:table-cell>
          <table:table-cell table:formula="of:=[.C127]-[.C126]" office:value-type="float" office:value="14" calcext:value-type="float">
            <text:p>14</text:p>
          </table:table-cell>
          <table:table-cell table:formula="of:=[.D127]-[.D126]" office:value-type="float" office:value="12" calcext:value-type="float">
            <text:p>12</text:p>
          </table:table-cell>
          <table:table-cell table:formula="of:=([.D127]/[.C127])*100" office:value-type="float" office:value="4.95468277945619" calcext:value-type="float">
            <text:p>4.95</text:p>
          </table:table-cell>
          <table:table-cell table:number-columns-repeated="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6581" calcext:value-type="float">
            <text:p>16581</text:p>
          </table:table-cell>
          <table:table-cell office:value-type="float" office:value="830" calcext:value-type="float">
            <text:p>830</text:p>
          </table:table-cell>
          <table:table-cell table:formula="of:=[.C128]-[.C127]" office:value-type="float" office:value="31" calcext:value-type="float">
            <text:p>31</text:p>
          </table:table-cell>
          <table:table-cell table:formula="of:=[.D128]-[.D127]" office:value-type="float" office:value="10" calcext:value-type="float">
            <text:p>10</text:p>
          </table:table-cell>
          <table:table-cell table:formula="of:=([.D128]/[.C128])*100" office:value-type="float" office:value="5.00572944936976" calcext:value-type="float">
            <text:p>5.01</text:p>
          </table:table-cell>
          <table:table-cell office:value-type="string" calcext:value-type="string">
            <text:p>緊急事態解除（全国）</text:p>
          </table:table-cell>
          <table:table-cell table:number-columns-repeated="5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6623" calcext:value-type="float">
            <text:p>16623</text:p>
          </table:table-cell>
          <table:table-cell office:value-type="float" office:value="846" calcext:value-type="float">
            <text:p>846</text:p>
          </table:table-cell>
          <table:table-cell table:formula="of:=[.C129]-[.C128]" office:value-type="float" office:value="42" calcext:value-type="float">
            <text:p>42</text:p>
          </table:table-cell>
          <table:table-cell table:formula="of:=[.D129]-[.D128]" office:value-type="float" office:value="16" calcext:value-type="float">
            <text:p>16</text:p>
          </table:table-cell>
          <table:table-cell table:formula="of:=([.D129]/[.C129])*100" office:value-type="float" office:value="5.08933405522469" calcext:value-type="float">
            <text:p>5.09</text:p>
          </table:table-cell>
          <table:table-cell table:number-columns-repeated="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6651" calcext:value-type="float">
            <text:p>16651</text:p>
          </table:table-cell>
          <table:table-cell office:value-type="float" office:value="858" calcext:value-type="float">
            <text:p>858</text:p>
          </table:table-cell>
          <table:table-cell table:formula="of:=[.C130]-[.C129]" office:value-type="float" office:value="28" calcext:value-type="float">
            <text:p>28</text:p>
          </table:table-cell>
          <table:table-cell table:formula="of:=[.D130]-[.D129]" office:value-type="float" office:value="12" calcext:value-type="float">
            <text:p>12</text:p>
          </table:table-cell>
          <table:table-cell table:formula="of:=([.D130]/[.C130])*100" office:value-type="float" office:value="5.15284367305267" calcext:value-type="float">
            <text:p>5.15</text:p>
          </table:table-cell>
          <table:table-cell table:number-columns-repeated="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683" calcext:value-type="float">
            <text:p>16683</text:p>
          </table:table-cell>
          <table:table-cell office:value-type="float" office:value="867" calcext:value-type="float">
            <text:p>867</text:p>
          </table:table-cell>
          <table:table-cell table:formula="of:=[.C131]-[.C130]" office:value-type="float" office:value="32" calcext:value-type="float">
            <text:p>32</text:p>
          </table:table-cell>
          <table:table-cell table:formula="of:=[.D131]-[.D130]" office:value-type="float" office:value="9" calcext:value-type="float">
            <text:p>9</text:p>
          </table:table-cell>
          <table:table-cell table:formula="of:=([.D131]/[.C131])*100" office:value-type="float" office:value="5.19690703110951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719" calcext:value-type="float">
            <text:p>16719</text:p>
          </table:table-cell>
          <table:table-cell office:value-type="float" office:value="874" calcext:value-type="float">
            <text:p>874</text:p>
          </table:table-cell>
          <table:table-cell table:formula="of:=[.C132]-[.C131]" office:value-type="float" office:value="36" calcext:value-type="float">
            <text:p>36</text:p>
          </table:table-cell>
          <table:table-cell table:formula="of:=[.D132]-[.D131]" office:value-type="float" office:value="7" calcext:value-type="float">
            <text:p>7</text:p>
          </table:table-cell>
          <table:table-cell table:formula="of:=([.D132]/[.C132])*100" office:value-type="float" office:value="5.22758538190083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6804" calcext:value-type="float">
            <text:p>16804</text:p>
          </table:table-cell>
          <table:table-cell office:value-type="float" office:value="886" calcext:value-type="float">
            <text:p>886</text:p>
          </table:table-cell>
          <table:table-cell table:formula="of:=[.C133]-[.C132]" office:value-type="float" office:value="85" calcext:value-type="float">
            <text:p>85</text:p>
          </table:table-cell>
          <table:table-cell table:formula="of:=[.D133]-[.D132]" office:value-type="float" office:value="12" calcext:value-type="float">
            <text:p>12</text:p>
          </table:table-cell>
          <table:table-cell table:formula="of:=([.D133]/[.C133])*100" office:value-type="float" office:value="5.2725541537729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6851" calcext:value-type="float">
            <text:p>16851</text:p>
          </table:table-cell>
          <table:table-cell office:value-type="float" office:value="891" calcext:value-type="float">
            <text:p>891</text:p>
          </table:table-cell>
          <table:table-cell table:formula="of:=[.C134]-[.C133]" office:value-type="float" office:value="47" calcext:value-type="float">
            <text:p>47</text:p>
          </table:table-cell>
          <table:table-cell table:formula="of:=[.D134]-[.D133]" office:value-type="float" office:value="5" calcext:value-type="float">
            <text:p>5</text:p>
          </table:table-cell>
          <table:table-cell table:formula="of:=([.D134]/[.C134])*100" office:value-type="float" office:value="5.28752002848496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6884" calcext:value-type="float">
            <text:p>16884</text:p>
          </table:table-cell>
          <table:table-cell office:value-type="float" office:value="892" calcext:value-type="float">
            <text:p>892</text:p>
          </table:table-cell>
          <table:table-cell table:formula="of:=[.C135]-[.C134]" office:value-type="float" office:value="33" calcext:value-type="float">
            <text:p>33</text:p>
          </table:table-cell>
          <table:table-cell table:formula="of:=[.D135]-[.D134]" office:value-type="float" office:value="1" calcext:value-type="float">
            <text:p>1</text:p>
          </table:table-cell>
          <table:table-cell table:formula="of:=([.D135]/[.C135])*100" office:value-type="float" office:value="5.2831082681829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6930" calcext:value-type="float">
            <text:p>16930</text:p>
          </table:table-cell>
          <table:table-cell office:value-type="float" office:value="894" calcext:value-type="float">
            <text:p>894</text:p>
          </table:table-cell>
          <table:table-cell table:formula="of:=[.C136]-[.C135]" office:value-type="float" office:value="46" calcext:value-type="float">
            <text:p>46</text:p>
          </table:table-cell>
          <table:table-cell table:formula="of:=[.D136]-[.D135]" office:value-type="float" office:value="2" calcext:value-type="float">
            <text:p>2</text:p>
          </table:table-cell>
          <table:table-cell table:formula="of:=([.D136]/[.C136])*100" office:value-type="float" office:value="5.28056704075606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6986" calcext:value-type="float">
            <text:p>16986</text:p>
          </table:table-cell>
          <table:table-cell office:value-type="float" office:value="900" calcext:value-type="float">
            <text:p>900</text:p>
          </table:table-cell>
          <table:table-cell table:formula="of:=[.C137]-[.C136]" office:value-type="float" office:value="56" calcext:value-type="float">
            <text:p>56</text:p>
          </table:table-cell>
          <table:table-cell table:formula="of:=[.D137]-[.D136]" office:value-type="float" office:value="6" calcext:value-type="float">
            <text:p>6</text:p>
          </table:table-cell>
          <table:table-cell table:formula="of:=([.D137]/[.C137])*100" office:value-type="float" office:value="5.29848110208407" calcext:value-type="float">
            <text:p>5.30</text:p>
          </table:table-cell>
          <table:table-cell table:number-columns-repeated="5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7018" calcext:value-type="float">
            <text:p>17018</text:p>
          </table:table-cell>
          <table:table-cell office:value-type="float" office:value="903" calcext:value-type="float">
            <text:p>903</text:p>
          </table:table-cell>
          <table:table-cell table:formula="of:=[.C138]-[.C137]" office:value-type="float" office:value="32" calcext:value-type="float">
            <text:p>32</text:p>
          </table:table-cell>
          <table:table-cell table:formula="of:=[.D138]-[.D137]" office:value-type="float" office:value="3" calcext:value-type="float">
            <text:p>3</text:p>
          </table:table-cell>
          <table:table-cell table:formula="of:=([.D138]/[.C138])*100" office:value-type="float" office:value="5.3061464331883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064" calcext:value-type="float">
            <text:p>17064</text:p>
          </table:table-cell>
          <table:table-cell office:value-type="float" office:value="907" calcext:value-type="float">
            <text:p>907</text:p>
          </table:table-cell>
          <table:table-cell table:formula="of:=[.C139]-[.C138]" office:value-type="float" office:value="46" calcext:value-type="float">
            <text:p>46</text:p>
          </table:table-cell>
          <table:table-cell table:formula="of:=[.D139]-[.D138]" office:value-type="float" office:value="4" calcext:value-type="float">
            <text:p>4</text:p>
          </table:table-cell>
          <table:table-cell table:formula="of:=([.D139]/[.C139])*100" office:value-type="float" office:value="5.3152836380684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7103" calcext:value-type="float">
            <text:p>17103</text:p>
          </table:table-cell>
          <table:table-cell office:value-type="float" office:value="914" calcext:value-type="float">
            <text:p>914</text:p>
          </table:table-cell>
          <table:table-cell table:formula="of:=[.C140]-[.C139]" office:value-type="float" office:value="39" calcext:value-type="float">
            <text:p>39</text:p>
          </table:table-cell>
          <table:table-cell table:formula="of:=[.D140]-[.D139]" office:value-type="float" office:value="7" calcext:value-type="float">
            <text:p>7</text:p>
          </table:table-cell>
          <table:table-cell table:formula="of:=([.D140]/[.C140])*100" office:value-type="float" office:value="5.34409167982225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7141" calcext:value-type="float">
            <text:p>17141</text:p>
          </table:table-cell>
          <table:table-cell office:value-type="float" office:value="916" calcext:value-type="float">
            <text:p>916</text:p>
          </table:table-cell>
          <table:table-cell table:formula="of:=[.C141]-[.C140]" office:value-type="float" office:value="38" calcext:value-type="float">
            <text:p>38</text:p>
          </table:table-cell>
          <table:table-cell table:formula="of:=[.D141]-[.D140]" office:value-type="float" office:value="2" calcext:value-type="float">
            <text:p>2</text:p>
          </table:table-cell>
          <table:table-cell table:formula="of:=([.D141]/[.C141])*100" office:value-type="float" office:value="5.34391225716119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7174" calcext:value-type="float">
            <text:p>17174</text:p>
          </table:table-cell>
          <table:table-cell office:value-type="float" office:value="916" calcext:value-type="float">
            <text:p>916</text:p>
          </table:table-cell>
          <table:table-cell table:formula="of:=[.C142]-[.C141]" office:value-type="float" office:value="33" calcext:value-type="float">
            <text:p>33</text:p>
          </table:table-cell>
          <table:table-cell table:formula="of:=[.D142]-[.D141]" office:value-type="float" office:value="0" calcext:value-type="float">
            <text:p>0</text:p>
          </table:table-cell>
          <table:table-cell table:formula="of:=([.D142]/[.C142])*100" office:value-type="float" office:value="5.33364388028415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7210" calcext:value-type="float">
            <text:p>17210</text:p>
          </table:table-cell>
          <table:table-cell office:value-type="float" office:value="916" calcext:value-type="float">
            <text:p>916</text:p>
          </table:table-cell>
          <table:table-cell table:formula="of:=[.C143]-[.C142]" office:value-type="float" office:value="36" calcext:value-type="float">
            <text:p>36</text:p>
          </table:table-cell>
          <table:table-cell table:formula="of:=[.D143]-[.D142]" office:value-type="float" office:value="0" calcext:value-type="float">
            <text:p>0</text:p>
          </table:table-cell>
          <table:table-cell table:formula="of:=([.D143]/[.C143])*100" office:value-type="float" office:value="5.3224869262057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0-06-10" calcext:value-type="date">
            <text:p>2020-06-10</text:p>
          </table:table-cell>
          <table:table-cell office:value-type="float" office:value="17251" calcext:value-type="float">
            <text:p>17251</text:p>
          </table:table-cell>
          <table:table-cell office:value-type="float" office:value="919" calcext:value-type="float">
            <text:p>919</text:p>
          </table:table-cell>
          <table:table-cell table:formula="of:=[.C144]-[.C143]" office:value-type="float" office:value="41" calcext:value-type="float">
            <text:p>41</text:p>
          </table:table-cell>
          <table:table-cell table:formula="of:=[.D144]-[.D143]" office:value-type="float" office:value="3" calcext:value-type="float">
            <text:p>3</text:p>
          </table:table-cell>
          <table:table-cell table:formula="of:=([.D144]/[.C144])*100" office:value-type="float" office:value="5.32722740710684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292" calcext:value-type="float">
            <text:p>17292</text:p>
          </table:table-cell>
          <table:table-cell office:value-type="float" office:value="920" calcext:value-type="float">
            <text:p>920</text:p>
          </table:table-cell>
          <table:table-cell table:formula="of:=[.C145]-[.C144]" office:value-type="float" office:value="41" calcext:value-type="float">
            <text:p>41</text:p>
          </table:table-cell>
          <table:table-cell table:formula="of:=[.D145]-[.D144]" office:value-type="float" office:value="1" calcext:value-type="float">
            <text:p>1</text:p>
          </table:table-cell>
          <table:table-cell table:formula="of:=([.D145]/[.C145])*100" office:value-type="float" office:value="5.32037936618089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7332" calcext:value-type="float">
            <text:p>17332</text:p>
          </table:table-cell>
          <table:table-cell office:value-type="float" office:value="922" calcext:value-type="float">
            <text:p>922</text:p>
          </table:table-cell>
          <table:table-cell table:formula="of:=[.C146]-[.C145]" office:value-type="float" office:value="40" calcext:value-type="float">
            <text:p>40</text:p>
          </table:table-cell>
          <table:table-cell table:formula="of:=[.D146]-[.D145]" office:value-type="float" office:value="2" calcext:value-type="float">
            <text:p>2</text:p>
          </table:table-cell>
          <table:table-cell table:formula="of:=([.D146]/[.C146])*100" office:value-type="float" office:value="5.31963997230556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7382" calcext:value-type="float">
            <text:p>17382</text:p>
          </table:table-cell>
          <table:table-cell office:value-type="float" office:value="924" calcext:value-type="float">
            <text:p>924</text:p>
          </table:table-cell>
          <table:table-cell table:formula="of:=[.C147]-[.C146]" office:value-type="float" office:value="50" calcext:value-type="float">
            <text:p>50</text:p>
          </table:table-cell>
          <table:table-cell table:formula="of:=[.D147]-[.D146]" office:value-type="float" office:value="2" calcext:value-type="float">
            <text:p>2</text:p>
          </table:table-cell>
          <table:table-cell table:formula="of:=([.D147]/[.C147])*100" office:value-type="float" office:value="5.31584397652744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7429" calcext:value-type="float">
            <text:p>17429</text:p>
          </table:table-cell>
          <table:table-cell office:value-type="float" office:value="925" calcext:value-type="float">
            <text:p>925</text:p>
          </table:table-cell>
          <table:table-cell table:formula="of:=[.C148]-[.C147]" office:value-type="float" office:value="47" calcext:value-type="float">
            <text:p>47</text:p>
          </table:table-cell>
          <table:table-cell table:formula="of:=[.D148]-[.D147]" office:value-type="float" office:value="1" calcext:value-type="float">
            <text:p>1</text:p>
          </table:table-cell>
          <table:table-cell table:formula="of:=([.D148]/[.C148])*100" office:value-type="float" office:value="5.3072465431177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7502" calcext:value-type="float">
            <text:p>17502</text:p>
          </table:table-cell>
          <table:table-cell office:value-type="float" office:value="925" calcext:value-type="float">
            <text:p>925</text:p>
          </table:table-cell>
          <table:table-cell table:formula="of:=[.C149]-[.C148]" office:value-type="float" office:value="73" calcext:value-type="float">
            <text:p>73</text:p>
          </table:table-cell>
          <table:table-cell table:formula="of:=[.D149]-[.D148]" office:value-type="float" office:value="0" calcext:value-type="float">
            <text:p>0</text:p>
          </table:table-cell>
          <table:table-cell table:formula="of:=([.D149]/[.C149])*100" office:value-type="float" office:value="5.28511027311164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7587" calcext:value-type="float">
            <text:p>17587</text:p>
          </table:table-cell>
          <table:table-cell office:value-type="float" office:value="927" calcext:value-type="float">
            <text:p>927</text:p>
          </table:table-cell>
          <table:table-cell table:formula="of:=[.C150]-[.C149]" office:value-type="float" office:value="85" calcext:value-type="float">
            <text:p>85</text:p>
          </table:table-cell>
          <table:table-cell table:formula="of:=[.D150]-[.D149]" office:value-type="float" office:value="2" calcext:value-type="float">
            <text:p>2</text:p>
          </table:table-cell>
          <table:table-cell table:formula="of:=([.D150]/[.C150])*100" office:value-type="float" office:value="5.27093876158526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7628" calcext:value-type="float">
            <text:p>17628</text:p>
          </table:table-cell>
          <table:table-cell office:value-type="float" office:value="931" calcext:value-type="float">
            <text:p>931</text:p>
          </table:table-cell>
          <table:table-cell table:formula="of:=[.C151]-[.C150]" office:value-type="float" office:value="41" calcext:value-type="float">
            <text:p>41</text:p>
          </table:table-cell>
          <table:table-cell table:formula="of:=[.D151]-[.D150]" office:value-type="float" office:value="4" calcext:value-type="float">
            <text:p>4</text:p>
          </table:table-cell>
          <table:table-cell table:formula="of:=([.D151]/[.C151])*100" office:value-type="float" office:value="5.28137054685727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7668" calcext:value-type="float">
            <text:p>17668</text:p>
          </table:table-cell>
          <table:table-cell office:value-type="float" office:value="935" calcext:value-type="float">
            <text:p>935</text:p>
          </table:table-cell>
          <table:table-cell table:formula="of:=[.C152]-[.C151]" office:value-type="float" office:value="40" calcext:value-type="float">
            <text:p>40</text:p>
          </table:table-cell>
          <table:table-cell table:formula="of:=[.D152]-[.D151]" office:value-type="float" office:value="4" calcext:value-type="float">
            <text:p>4</text:p>
          </table:table-cell>
          <table:table-cell table:formula="of:=([.D152]/[.C152])*100" office:value-type="float" office:value="5.29205342992982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7740" calcext:value-type="float">
            <text:p>17740</text:p>
          </table:table-cell>
          <table:table-cell office:value-type="float" office:value="935" calcext:value-type="float">
            <text:p>935</text:p>
          </table:table-cell>
          <table:table-cell table:formula="of:=[.C153]-[.C152]" office:value-type="float" office:value="72" calcext:value-type="float">
            <text:p>72</text:p>
          </table:table-cell>
          <table:table-cell table:formula="of:=[.D153]-[.D152]" office:value-type="float" office:value="0" calcext:value-type="float">
            <text:p>0</text:p>
          </table:table-cell>
          <table:table-cell table:formula="of:=([.D153]/[.C153])*100" office:value-type="float" office:value="5.27057497181511" calcext:value-type="float">
            <text:p>5.27</text:p>
          </table:table-cell>
          <table:table-cell office:value-type="string" calcext:value-type="string">
            <text:p>移動自粛の解除（全国）</text:p>
          </table:table-cell>
          <table:table-cell table:number-columns-repeated="5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7799" calcext:value-type="float">
            <text:p>17799</text:p>
          </table:table-cell>
          <table:table-cell office:value-type="float" office:value="952" calcext:value-type="float">
            <text:p>952</text:p>
          </table:table-cell>
          <table:table-cell table:formula="of:=[.C154]-[.C153]" office:value-type="float" office:value="59" calcext:value-type="float">
            <text:p>59</text:p>
          </table:table-cell>
          <table:table-cell table:formula="of:=[.D154]-[.D153]" office:value-type="float" office:value="17" calcext:value-type="float">
            <text:p>17</text:p>
          </table:table-cell>
          <table:table-cell table:formula="of:=([.D154]/[.C154])*100" office:value-type="float" office:value="5.34861509073544" calcext:value-type="float">
            <text:p>5.35</text:p>
          </table:table-cell>
          <table:table-cell table:number-columns-repeated="5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7864" calcext:value-type="float">
            <text:p>17864</text:p>
          </table:table-cell>
          <table:table-cell office:value-type="float" office:value="953" calcext:value-type="float">
            <text:p>953</text:p>
          </table:table-cell>
          <table:table-cell table:formula="of:=[.C155]-[.C154]" office:value-type="float" office:value="65" calcext:value-type="float">
            <text:p>65</text:p>
          </table:table-cell>
          <table:table-cell table:formula="of:=[.D155]-[.D154]" office:value-type="float" office:value="1" calcext:value-type="float">
            <text:p>1</text:p>
          </table:table-cell>
          <table:table-cell table:formula="of:=([.D155]/[.C155])*100" office:value-type="float" office:value="5.33475145544111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0-06-22" calcext:value-type="date">
            <text:p>2020-06-22</text:p>
          </table:table-cell>
          <table:table-cell office:value-type="float" office:value="17916" calcext:value-type="float">
            <text:p>17916</text:p>
          </table:table-cell>
          <table:table-cell office:value-type="float" office:value="953" calcext:value-type="float">
            <text:p>953</text:p>
          </table:table-cell>
          <table:table-cell table:formula="of:=[.C156]-[.C155]" office:value-type="float" office:value="52" calcext:value-type="float">
            <text:p>52</text:p>
          </table:table-cell>
          <table:table-cell table:formula="of:=[.D156]-[.D155]" office:value-type="float" office:value="0" calcext:value-type="float">
            <text:p>0</text:p>
          </table:table-cell>
          <table:table-cell table:formula="of:=([.D156]/[.C156])*100" office:value-type="float" office:value="5.31926769368163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0-06-23" calcext:value-type="date">
            <text:p>2020-06-23</text:p>
          </table:table-cell>
          <table:table-cell office:value-type="float" office:value="17968" calcext:value-type="float">
            <text:p>17968</text:p>
          </table:table-cell>
          <table:table-cell office:value-type="float" office:value="955" calcext:value-type="float">
            <text:p>955</text:p>
          </table:table-cell>
          <table:table-cell table:formula="of:=[.C157]-[.C156]" office:value-type="float" office:value="52" calcext:value-type="float">
            <text:p>52</text:p>
          </table:table-cell>
          <table:table-cell table:formula="of:=[.D157]-[.D156]" office:value-type="float" office:value="2" calcext:value-type="float">
            <text:p>2</text:p>
          </table:table-cell>
          <table:table-cell table:formula="of:=([.D157]/[.C157])*100" office:value-type="float" office:value="5.3150044523597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0-06-24" calcext:value-type="date">
            <text:p>2020-06-24</text:p>
          </table:table-cell>
          <table:table-cell office:value-type="float" office:value="18024" calcext:value-type="float">
            <text:p>18024</text:p>
          </table:table-cell>
          <table:table-cell office:value-type="float" office:value="963" calcext:value-type="float">
            <text:p>963</text:p>
          </table:table-cell>
          <table:table-cell table:formula="of:=[.C158]-[.C157]" office:value-type="float" office:value="56" calcext:value-type="float">
            <text:p>56</text:p>
          </table:table-cell>
          <table:table-cell table:formula="of:=[.D158]-[.D157]" office:value-type="float" office:value="8" calcext:value-type="float">
            <text:p>8</text:p>
          </table:table-cell>
          <table:table-cell table:formula="of:=([.D158]/[.C158])*100" office:value-type="float" office:value="5.34287616511318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0-06-25" calcext:value-type="date">
            <text:p>2020-06-25</text:p>
          </table:table-cell>
          <table:table-cell office:value-type="float" office:value="18110" calcext:value-type="float">
            <text:p>18110</text:p>
          </table:table-cell>
          <table:table-cell office:value-type="float" office:value="968" calcext:value-type="float">
            <text:p>968</text:p>
          </table:table-cell>
          <table:table-cell table:formula="of:=[.C159]-[.C158]" office:value-type="float" office:value="86" calcext:value-type="float">
            <text:p>86</text:p>
          </table:table-cell>
          <table:table-cell table:formula="of:=[.D159]-[.D158]" office:value-type="float" office:value="5" calcext:value-type="float">
            <text:p>5</text:p>
          </table:table-cell>
          <table:table-cell table:formula="of:=([.D159]/[.C159])*100" office:value-type="float" office:value="5.34511319712866" calcext:value-type="float">
            <text:p>5.35</text:p>
          </table:table-cell>
          <table:table-cell table:number-columns-repeated="5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0-06-26" calcext:value-type="date">
            <text:p>2020-06-26</text:p>
          </table:table-cell>
          <table:table-cell office:value-type="float" office:value="18197" calcext:value-type="float">
            <text:p>18197</text:p>
          </table:table-cell>
          <table:table-cell office:value-type="float" office:value="969" calcext:value-type="float">
            <text:p>969</text:p>
          </table:table-cell>
          <table:table-cell table:formula="of:=[.C160]-[.C159]" office:value-type="float" office:value="87" calcext:value-type="float">
            <text:p>87</text:p>
          </table:table-cell>
          <table:table-cell table:formula="of:=[.D160]-[.D159]" office:value-type="float" office:value="1" calcext:value-type="float">
            <text:p>1</text:p>
          </table:table-cell>
          <table:table-cell table:formula="of:=([.D160]/[.C160])*100" office:value-type="float" office:value="5.32505358026048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0-06-27" calcext:value-type="date">
            <text:p>2020-06-27</text:p>
          </table:table-cell>
          <table:table-cell office:value-type="float" office:value="18297" calcext:value-type="float">
            <text:p>18297</text:p>
          </table:table-cell>
          <table:table-cell office:value-type="float" office:value="971" calcext:value-type="float">
            <text:p>971</text:p>
          </table:table-cell>
          <table:table-cell table:formula="of:=[.C161]-[.C160]" office:value-type="float" office:value="100" calcext:value-type="float">
            <text:p>100</text:p>
          </table:table-cell>
          <table:table-cell table:formula="of:=[.D161]-[.D160]" office:value-type="float" office:value="2" calcext:value-type="float">
            <text:p>2</text:p>
          </table:table-cell>
          <table:table-cell table:formula="of:=([.D161]/[.C161])*100" office:value-type="float" office:value="5.30688090943871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0-06-28" calcext:value-type="date">
            <text:p>2020-06-28</text:p>
          </table:table-cell>
          <table:table-cell office:value-type="float" office:value="18390" calcext:value-type="float">
            <text:p>18390</text:p>
          </table:table-cell>
          <table:table-cell office:value-type="float" office:value="971" calcext:value-type="float">
            <text:p>971</text:p>
          </table:table-cell>
          <table:table-cell table:formula="of:=[.C162]-[.C161]" office:value-type="float" office:value="93" calcext:value-type="float">
            <text:p>93</text:p>
          </table:table-cell>
          <table:table-cell table:formula="of:=[.D162]-[.D161]" office:value-type="float" office:value="0" calcext:value-type="float">
            <text:p>0</text:p>
          </table:table-cell>
          <table:table-cell table:formula="of:=([.D162]/[.C162])*100" office:value-type="float" office:value="5.28004350190321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0-06-29" calcext:value-type="date">
            <text:p>2020-06-29</text:p>
          </table:table-cell>
          <table:table-cell office:value-type="float" office:value="18476" calcext:value-type="float">
            <text:p>18476</text:p>
          </table:table-cell>
          <table:table-cell office:value-type="float" office:value="972" calcext:value-type="float">
            <text:p>972</text:p>
          </table:table-cell>
          <table:table-cell table:formula="of:=[.C163]-[.C162]" office:value-type="float" office:value="86" calcext:value-type="float">
            <text:p>86</text:p>
          </table:table-cell>
          <table:table-cell table:formula="of:=[.D163]-[.D162]" office:value-type="float" office:value="1" calcext:value-type="float">
            <text:p>1</text:p>
          </table:table-cell>
          <table:table-cell table:formula="of:=([.D163]/[.C163])*100" office:value-type="float" office:value="5.2608789781338" calcext:value-type="float">
            <text:p>5.26</text:p>
          </table:table-cell>
          <table:table-cell table:number-columns-repeated="5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18593" calcext:value-type="float">
            <text:p>18593</text:p>
          </table:table-cell>
          <table:table-cell office:value-type="float" office:value="972" calcext:value-type="float">
            <text:p>972</text:p>
          </table:table-cell>
          <table:table-cell table:formula="of:=[.C164]-[.C163]" office:value-type="float" office:value="117" calcext:value-type="float">
            <text:p>117</text:p>
          </table:table-cell>
          <table:table-cell table:formula="of:=[.D164]-[.D163]" office:value-type="float" office:value="0" calcext:value-type="float">
            <text:p>0</text:p>
          </table:table-cell>
          <table:table-cell table:formula="of:=([.D164]/[.C164])*100" office:value-type="float" office:value="5.22777389340074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8723" calcext:value-type="float">
            <text:p>18723</text:p>
          </table:table-cell>
          <table:table-cell office:value-type="float" office:value="974" calcext:value-type="float">
            <text:p>974</text:p>
          </table:table-cell>
          <table:table-cell table:formula="of:=[.C165]-[.C164]" office:value-type="float" office:value="130" calcext:value-type="float">
            <text:p>130</text:p>
          </table:table-cell>
          <table:table-cell table:formula="of:=[.D165]-[.D164]" office:value-type="float" office:value="2" calcext:value-type="float">
            <text:p>2</text:p>
          </table:table-cell>
          <table:table-cell table:formula="of:=([.D165]/[.C165])*100" office:value-type="float" office:value="5.20215777386103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0-07-02" calcext:value-type="date">
            <text:p>2020-07-02</text:p>
          </table:table-cell>
          <table:table-cell office:value-type="float" office:value="18874" calcext:value-type="float">
            <text:p>18874</text:p>
          </table:table-cell>
          <table:table-cell office:value-type="float" office:value="975" calcext:value-type="float">
            <text:p>975</text:p>
          </table:table-cell>
          <table:table-cell table:formula="of:=[.C166]-[.C165]" office:value-type="float" office:value="151" calcext:value-type="float">
            <text:p>151</text:p>
          </table:table-cell>
          <table:table-cell table:formula="of:=[.D166]-[.D165]" office:value-type="float" office:value="1" calcext:value-type="float">
            <text:p>1</text:p>
          </table:table-cell>
          <table:table-cell table:formula="of:=([.D166]/[.C166])*100" office:value-type="float" office:value="5.1658366006146" calcext:value-type="float">
            <text:p>5.17</text:p>
          </table:table-cell>
          <table:table-cell table:number-columns-repeated="5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0-07-03" calcext:value-type="date">
            <text:p>2020-07-03</text:p>
          </table:table-cell>
          <table:table-cell office:value-type="float" office:value="19068" calcext:value-type="float">
            <text:p>19068</text:p>
          </table:table-cell>
          <table:table-cell office:value-type="float" office:value="976" calcext:value-type="float">
            <text:p>976</text:p>
          </table:table-cell>
          <table:table-cell table:formula="of:=[.C167]-[.C166]" office:value-type="float" office:value="194" calcext:value-type="float">
            <text:p>194</text:p>
          </table:table-cell>
          <table:table-cell table:formula="of:=[.D167]-[.D166]" office:value-type="float" office:value="1" calcext:value-type="float">
            <text:p>1</text:p>
          </table:table-cell>
          <table:table-cell table:formula="of:=([.D167]/[.C167])*100" office:value-type="float" office:value="5.11852318019719" calcext:value-type="float">
            <text:p>5.12</text:p>
          </table:table-cell>
          <table:table-cell table:number-columns-repeated="5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0-07-04" calcext:value-type="date">
            <text:p>2020-07-04</text:p>
          </table:table-cell>
          <table:table-cell office:value-type="float" office:value="19282" calcext:value-type="float">
            <text:p>19282</text:p>
          </table:table-cell>
          <table:table-cell office:value-type="float" office:value="977" calcext:value-type="float">
            <text:p>977</text:p>
          </table:table-cell>
          <table:table-cell table:formula="of:=[.C168]-[.C167]" office:value-type="float" office:value="214" calcext:value-type="float">
            <text:p>214</text:p>
          </table:table-cell>
          <table:table-cell table:formula="of:=[.D168]-[.D167]" office:value-type="float" office:value="1" calcext:value-type="float">
            <text:p>1</text:p>
          </table:table-cell>
          <table:table-cell table:formula="of:=([.D168]/[.C168])*100" office:value-type="float" office:value="5.06690177367493" calcext:value-type="float">
            <text:p>5.07</text:p>
          </table:table-cell>
          <table:table-cell table:number-columns-repeated="5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0-07-05" calcext:value-type="date">
            <text:p>2020-07-05</text:p>
          </table:table-cell>
          <table:table-cell office:value-type="float" office:value="19522" calcext:value-type="float">
            <text:p>19522</text:p>
          </table:table-cell>
          <table:table-cell office:value-type="float" office:value="977" calcext:value-type="float">
            <text:p>977</text:p>
          </table:table-cell>
          <table:table-cell table:formula="of:=[.C169]-[.C168]" office:value-type="float" office:value="240" calcext:value-type="float">
            <text:p>240</text:p>
          </table:table-cell>
          <table:table-cell table:formula="of:=[.D169]-[.D168]" office:value-type="float" office:value="0" calcext:value-type="float">
            <text:p>0</text:p>
          </table:table-cell>
          <table:table-cell table:formula="of:=([.D169]/[.C169])*100" office:value-type="float" office:value="5.00461018338285" calcext:value-type="float">
            <text:p>5.00</text:p>
          </table:table-cell>
          <table:table-cell table:number-columns-repeated="5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0-07-06" calcext:value-type="date">
            <text:p>2020-07-06</text:p>
          </table:table-cell>
          <table:table-cell office:value-type="float" office:value="19775" calcext:value-type="float">
            <text:p>19775</text:p>
          </table:table-cell>
          <table:table-cell office:value-type="float" office:value="977" calcext:value-type="float">
            <text:p>977</text:p>
          </table:table-cell>
          <table:table-cell table:formula="of:=[.C170]-[.C169]" office:value-type="float" office:value="253" calcext:value-type="float">
            <text:p>253</text:p>
          </table:table-cell>
          <table:table-cell table:formula="of:=[.D170]-[.D169]" office:value-type="float" office:value="0" calcext:value-type="float">
            <text:p>0</text:p>
          </table:table-cell>
          <table:table-cell table:formula="of:=([.D170]/[.C170])*100" office:value-type="float" office:value="4.94058154235145" calcext:value-type="float">
            <text:p>4.94</text:p>
          </table:table-cell>
          <table:table-cell table:number-columns-repeated="5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19981" calcext:value-type="float">
            <text:p>19981</text:p>
          </table:table-cell>
          <table:table-cell office:value-type="float" office:value="978" calcext:value-type="float">
            <text:p>978</text:p>
          </table:table-cell>
          <table:table-cell table:formula="of:=[.C171]-[.C170]" office:value-type="float" office:value="206" calcext:value-type="float">
            <text:p>206</text:p>
          </table:table-cell>
          <table:table-cell table:formula="of:=[.D171]-[.D170]" office:value-type="float" office:value="1" calcext:value-type="float">
            <text:p>1</text:p>
          </table:table-cell>
          <table:table-cell table:formula="of:=([.D171]/[.C171])*100" office:value-type="float" office:value="4.89464991742155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0-07-08" calcext:value-type="date">
            <text:p>2020-07-08</text:p>
          </table:table-cell>
          <table:table-cell office:value-type="float" office:value="20174" calcext:value-type="float">
            <text:p>20174</text:p>
          </table:table-cell>
          <table:table-cell office:value-type="float" office:value="980" calcext:value-type="float">
            <text:p>980</text:p>
          </table:table-cell>
          <table:table-cell table:formula="of:=[.C172]-[.C171]" office:value-type="float" office:value="193" calcext:value-type="float">
            <text:p>193</text:p>
          </table:table-cell>
          <table:table-cell table:formula="of:=[.D172]-[.D171]" office:value-type="float" office:value="2" calcext:value-type="float">
            <text:p>2</text:p>
          </table:table-cell>
          <table:table-cell table:formula="of:=([.D172]/[.C172])*100" office:value-type="float" office:value="4.85773768216516" calcext:value-type="float">
            <text:p>4.86</text:p>
          </table:table-cell>
          <table:table-cell table:number-columns-repeated="5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0-07-09" calcext:value-type="date">
            <text:p>2020-07-09</text:p>
          </table:table-cell>
          <table:table-cell office:value-type="float" office:value="20371" calcext:value-type="float">
            <text:p>20371</text:p>
          </table:table-cell>
          <table:table-cell office:value-type="float" office:value="981" calcext:value-type="float">
            <text:p>981</text:p>
          </table:table-cell>
          <table:table-cell table:formula="of:=[.C173]-[.C172]" office:value-type="float" office:value="197" calcext:value-type="float">
            <text:p>197</text:p>
          </table:table-cell>
          <table:table-cell table:formula="of:=[.D173]-[.D172]" office:value-type="float" office:value="1" calcext:value-type="float">
            <text:p>1</text:p>
          </table:table-cell>
          <table:table-cell table:formula="of:=([.D173]/[.C173])*100" office:value-type="float" office:value="4.81566933385695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0-07-10" calcext:value-type="date">
            <text:p>2020-07-10</text:p>
          </table:table-cell>
          <table:table-cell office:value-type="float" office:value="20719" calcext:value-type="float">
            <text:p>20719</text:p>
          </table:table-cell>
          <table:table-cell office:value-type="float" office:value="982" calcext:value-type="float">
            <text:p>982</text:p>
          </table:table-cell>
          <table:table-cell table:formula="of:=[.C174]-[.C173]" office:value-type="float" office:value="348" calcext:value-type="float">
            <text:p>348</text:p>
          </table:table-cell>
          <table:table-cell table:formula="of:=[.D174]-[.D173]" office:value-type="float" office:value="1" calcext:value-type="float">
            <text:p>1</text:p>
          </table:table-cell>
          <table:table-cell table:formula="of:=([.D174]/[.C174])*100" office:value-type="float" office:value="4.73961098508615" calcext:value-type="float">
            <text:p>4.74</text:p>
          </table:table-cell>
          <table:table-cell table:number-columns-repeated="5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0-07-11" calcext:value-type="date">
            <text:p>2020-07-11</text:p>
          </table:table-cell>
          <table:table-cell office:value-type="float" office:value="21129" calcext:value-type="float">
            <text:p>21129</text:p>
          </table:table-cell>
          <table:table-cell office:value-type="float" office:value="982" calcext:value-type="float">
            <text:p>982</text:p>
          </table:table-cell>
          <table:table-cell table:formula="of:=[.C175]-[.C174]" office:value-type="float" office:value="410" calcext:value-type="float">
            <text:p>410</text:p>
          </table:table-cell>
          <table:table-cell table:formula="of:=[.D175]-[.D174]" office:value-type="float" office:value="0" calcext:value-type="float">
            <text:p>0</text:p>
          </table:table-cell>
          <table:table-cell table:formula="of:=([.D175]/[.C175])*100" office:value-type="float" office:value="4.64764068342089" calcext:value-type="float">
            <text:p>4.65</text:p>
          </table:table-cell>
          <table:table-cell table:number-columns-repeated="5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0-07-12" calcext:value-type="date">
            <text:p>2020-07-12</text:p>
          </table:table-cell>
          <table:table-cell office:value-type="float" office:value="21502" calcext:value-type="float">
            <text:p>21502</text:p>
          </table:table-cell>
          <table:table-cell office:value-type="float" office:value="982" calcext:value-type="float">
            <text:p>982</text:p>
          </table:table-cell>
          <table:table-cell table:formula="of:=[.C176]-[.C175]" office:value-type="float" office:value="373" calcext:value-type="float">
            <text:p>373</text:p>
          </table:table-cell>
          <table:table-cell table:formula="of:=[.D176]-[.D175]" office:value-type="float" office:value="0" calcext:value-type="float">
            <text:p>0</text:p>
          </table:table-cell>
          <table:table-cell table:formula="of:=([.D176]/[.C176])*100" office:value-type="float" office:value="4.5670170216724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21868" calcext:value-type="float">
            <text:p>21868</text:p>
          </table:table-cell>
          <table:table-cell office:value-type="float" office:value="982" calcext:value-type="float">
            <text:p>982</text:p>
          </table:table-cell>
          <table:table-cell table:formula="of:=[.C177]-[.C176]" office:value-type="float" office:value="366" calcext:value-type="float">
            <text:p>366</text:p>
          </table:table-cell>
          <table:table-cell table:formula="of:=[.D177]-[.D176]" office:value-type="float" office:value="0" calcext:value-type="float">
            <text:p>0</text:p>
          </table:table-cell>
          <table:table-cell table:formula="of:=([.D177]/[.C177])*100" office:value-type="float" office:value="4.49057984269252" calcext:value-type="float">
            <text:p>4.49</text:p>
          </table:table-cell>
          <table:table-cell table:number-columns-repeated="5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0-07-14" calcext:value-type="date">
            <text:p>2020-07-14</text:p>
          </table:table-cell>
          <table:table-cell office:value-type="float" office:value="22220" calcext:value-type="float">
            <text:p>22220</text:p>
          </table:table-cell>
          <table:table-cell office:value-type="float" office:value="982" calcext:value-type="float">
            <text:p>982</text:p>
          </table:table-cell>
          <table:table-cell table:formula="of:=[.C178]-[.C177]" office:value-type="float" office:value="352" calcext:value-type="float">
            <text:p>352</text:p>
          </table:table-cell>
          <table:table-cell table:formula="of:=[.D178]-[.D177]" office:value-type="float" office:value="0" calcext:value-type="float">
            <text:p>0</text:p>
          </table:table-cell>
          <table:table-cell table:formula="of:=([.D178]/[.C178])*100" office:value-type="float" office:value="4.41944194419442" calcext:value-type="float">
            <text:p>4.42</text:p>
          </table:table-cell>
          <table:table-cell table:number-columns-repeated="5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0-07-15" calcext:value-type="date">
            <text:p>2020-07-15</text:p>
          </table:table-cell>
          <table:table-cell office:value-type="float" office:value="22508" calcext:value-type="float">
            <text:p>22508</text:p>
          </table:table-cell>
          <table:table-cell office:value-type="float" office:value="984" calcext:value-type="float">
            <text:p>984</text:p>
          </table:table-cell>
          <table:table-cell table:formula="of:=[.C179]-[.C178]" office:value-type="float" office:value="288" calcext:value-type="float">
            <text:p>288</text:p>
          </table:table-cell>
          <table:table-cell table:formula="of:=[.D179]-[.D178]" office:value-type="float" office:value="2" calcext:value-type="float">
            <text:p>2</text:p>
          </table:table-cell>
          <table:table-cell table:formula="of:=([.D179]/[.C179])*100" office:value-type="float" office:value="4.37177892304958" calcext:value-type="float">
            <text:p>4.37</text:p>
          </table:table-cell>
          <table:table-cell table:number-columns-repeated="5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0-07-16" calcext:value-type="date">
            <text:p>2020-07-16</text:p>
          </table:table-cell>
          <table:table-cell office:value-type="float" office:value="22890" calcext:value-type="float">
            <text:p>22890</text:p>
          </table:table-cell>
          <table:table-cell office:value-type="float" office:value="985" calcext:value-type="float">
            <text:p>985</text:p>
          </table:table-cell>
          <table:table-cell table:formula="of:=[.C180]-[.C179]" office:value-type="float" office:value="382" calcext:value-type="float">
            <text:p>382</text:p>
          </table:table-cell>
          <table:table-cell table:formula="of:=[.D180]-[.D179]" office:value-type="float" office:value="1" calcext:value-type="float">
            <text:p>1</text:p>
          </table:table-cell>
          <table:table-cell table:formula="of:=([.D180]/[.C180])*100" office:value-type="float" office:value="4.30318916557449" calcext:value-type="float">
            <text:p>4.30</text:p>
          </table:table-cell>
          <table:table-cell table:number-columns-repeated="5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23473" calcext:value-type="float">
            <text:p>23473</text:p>
          </table:table-cell>
          <table:table-cell office:value-type="float" office:value="985" calcext:value-type="float">
            <text:p>985</text:p>
          </table:table-cell>
          <table:table-cell table:formula="of:=[.C181]-[.C180]" office:value-type="float" office:value="583" calcext:value-type="float">
            <text:p>583</text:p>
          </table:table-cell>
          <table:table-cell table:formula="of:=[.D181]-[.D180]" office:value-type="float" office:value="0" calcext:value-type="float">
            <text:p>0</text:p>
          </table:table-cell>
          <table:table-cell table:formula="of:=([.D181]/[.C181])*100" office:value-type="float" office:value="4.19631065479487" calcext:value-type="float">
            <text:p>4.20</text:p>
          </table:table-cell>
          <table:table-cell table:number-columns-repeated="5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0-07-18" calcext:value-type="date">
            <text:p>2020-07-18</text:p>
          </table:table-cell>
          <table:table-cell office:value-type="float" office:value="24132" calcext:value-type="float">
            <text:p>24132</text:p>
          </table:table-cell>
          <table:table-cell office:value-type="float" office:value="985" calcext:value-type="float">
            <text:p>985</text:p>
          </table:table-cell>
          <table:table-cell table:formula="of:=[.C182]-[.C181]" office:value-type="float" office:value="659" calcext:value-type="float">
            <text:p>659</text:p>
          </table:table-cell>
          <table:table-cell table:formula="of:=[.D182]-[.D181]" office:value-type="float" office:value="0" calcext:value-type="float">
            <text:p>0</text:p>
          </table:table-cell>
          <table:table-cell table:formula="of:=([.D182]/[.C182])*100" office:value-type="float" office:value="4.08171722194596" calcext:value-type="float">
            <text:p>4.08</text:p>
          </table:table-cell>
          <table:table-cell table:number-columns-repeated="5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0-07-19" calcext:value-type="date">
            <text:p>2020-07-19</text:p>
          </table:table-cell>
          <table:table-cell office:value-type="float" office:value="24642" calcext:value-type="float">
            <text:p>24642</text:p>
          </table:table-cell>
          <table:table-cell office:value-type="float" office:value="985" calcext:value-type="float">
            <text:p>985</text:p>
          </table:table-cell>
          <table:table-cell table:formula="of:=[.C183]-[.C182]" office:value-type="float" office:value="510" calcext:value-type="float">
            <text:p>510</text:p>
          </table:table-cell>
          <table:table-cell table:formula="of:=[.D183]-[.D182]" office:value-type="float" office:value="0" calcext:value-type="float">
            <text:p>0</text:p>
          </table:table-cell>
          <table:table-cell table:formula="of:=([.D183]/[.C183])*100" office:value-type="float" office:value="3.99724048372697" calcext:value-type="float">
            <text:p>4.00</text:p>
          </table:table-cell>
          <table:table-cell table:number-columns-repeated="5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0-07-20" calcext:value-type="date">
            <text:p>2020-07-20</text:p>
          </table:table-cell>
          <table:table-cell office:value-type="float" office:value="25096" calcext:value-type="float">
            <text:p>25096</text:p>
          </table:table-cell>
          <table:table-cell office:value-type="float" office:value="985" calcext:value-type="float">
            <text:p>985</text:p>
          </table:table-cell>
          <table:table-cell table:formula="of:=[.C184]-[.C183]" office:value-type="float" office:value="454" calcext:value-type="float">
            <text:p>454</text:p>
          </table:table-cell>
          <table:table-cell table:formula="of:=[.D184]-[.D183]" office:value-type="float" office:value="0" calcext:value-type="float">
            <text:p>0</text:p>
          </table:table-cell>
          <table:table-cell table:formula="of:=([.D184]/[.C184])*100" office:value-type="float" office:value="3.92492827542238" calcext:value-type="float">
            <text:p>3.92</text:p>
          </table:table-cell>
          <table:table-cell table:number-columns-repeated="5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25736" calcext:value-type="float">
            <text:p>25736</text:p>
          </table:table-cell>
          <table:table-cell office:value-type="float" office:value="988" calcext:value-type="float">
            <text:p>988</text:p>
          </table:table-cell>
          <table:table-cell table:formula="of:=[.C185]-[.C184]" office:value-type="float" office:value="640" calcext:value-type="float">
            <text:p>640</text:p>
          </table:table-cell>
          <table:table-cell table:formula="of:=[.D185]-[.D184]" office:value-type="float" office:value="3" calcext:value-type="float">
            <text:p>3</text:p>
          </table:table-cell>
          <table:table-cell table:formula="of:=([.D185]/[.C185])*100" office:value-type="float" office:value="3.83898041653715" calcext:value-type="float">
            <text:p>3.84</text:p>
          </table:table-cell>
          <table:table-cell table:number-columns-repeated="5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0-07-22" calcext:value-type="date">
            <text:p>2020-07-22</text:p>
          </table:table-cell>
          <table:table-cell office:value-type="float" office:value="26303" calcext:value-type="float">
            <text:p>26303</text:p>
          </table:table-cell>
          <table:table-cell office:value-type="float" office:value="989" calcext:value-type="float">
            <text:p>989</text:p>
          </table:table-cell>
          <table:table-cell table:formula="of:=[.C186]-[.C185]" office:value-type="float" office:value="567" calcext:value-type="float">
            <text:p>567</text:p>
          </table:table-cell>
          <table:table-cell table:formula="of:=[.D186]-[.D185]" office:value-type="float" office:value="1" calcext:value-type="float">
            <text:p>1</text:p>
          </table:table-cell>
          <table:table-cell table:formula="of:=([.D186]/[.C186])*100" office:value-type="float" office:value="3.7600273733034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27029" calcext:value-type="float">
            <text:p>27029</text:p>
          </table:table-cell>
          <table:table-cell office:value-type="float" office:value="990" calcext:value-type="float">
            <text:p>990</text:p>
          </table:table-cell>
          <table:table-cell table:formula="of:=[.C187]-[.C186]" office:value-type="float" office:value="726" calcext:value-type="float">
            <text:p>726</text:p>
          </table:table-cell>
          <table:table-cell table:formula="of:=[.D187]-[.D186]" office:value-type="float" office:value="1" calcext:value-type="float">
            <text:p>1</text:p>
          </table:table-cell>
          <table:table-cell table:formula="of:=([.D187]/[.C187])*100" office:value-type="float" office:value="3.6627326205187" calcext:value-type="float">
            <text:p>3.66</text:p>
          </table:table-cell>
          <table:table-cell table:number-columns-repeated="5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0-07-24" calcext:value-type="date">
            <text:p>2020-07-24</text:p>
          </table:table-cell>
          <table:table-cell office:value-type="float" office:value="27956" calcext:value-type="float">
            <text:p>27956</text:p>
          </table:table-cell>
          <table:table-cell office:value-type="float" office:value="992" calcext:value-type="float">
            <text:p>992</text:p>
          </table:table-cell>
          <table:table-cell table:formula="of:=[.C188]-[.C187]" office:value-type="float" office:value="927" calcext:value-type="float">
            <text:p>927</text:p>
          </table:table-cell>
          <table:table-cell table:formula="of:=[.D188]-[.D187]" office:value-type="float" office:value="2" calcext:value-type="float">
            <text:p>2</text:p>
          </table:table-cell>
          <table:table-cell table:formula="of:=([.D188]/[.C188])*100" office:value-type="float" office:value="3.54843325225354" calcext:value-type="float">
            <text:p>3.55</text:p>
          </table:table-cell>
          <table:table-cell table:number-columns-repeated="57"/>
        </table:table-row>
        <table:table-row table:style-name="ro1" table:number-rows-repeated="104838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00/00/00</text:date>, <text:time style:data-style-name="N2" text:time-value="09:56:38.68632812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7-25T10:02:18.270683850</dc:date>
    <meta:editing-duration>PT4H35M39S</meta:editing-duration>
    <meta:editing-cycles>27</meta:editing-cycles>
    <meta:generator>LibreOffice/6.4.5.2$Linux_X86_64 LibreOffice_project/a726b36747cf2001e06b58ad5db1aa3a9a1872d6</meta:generator>
    <meta:document-statistic meta:table-count="1" meta:cell-count="1321" meta:object-count="0"/>
  </office:meta>
</office:document-meta>
</file>